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1783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2.514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4d0c8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ANO_EVASAO</text:p>
          </table:table-cell>
          <table:table-cell table:style-name="ce1" office:value-type="string">
            <text:p>NOME_PESSO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GILBERTO FORTUNATO RUSSI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NÍCOLAS KATTE DORNELLES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HERSON FLACH NADALON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NIKOLLAS KAUE SOARES GOMES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FRANCIS MALLMANN SCHAPP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CHRISTIAN KRONHARDT GEBERT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MARCELO MORO BRONDANI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GUSTAVO KARKOW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LEONARDO CANCIAN STEFFENELL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OTAVIO BERGMANN CASSEL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JORGE ALBERTO FENNER FLORES JUNIOR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6">
            <text:p>2016</text:p>
          </table:table-cell>
          <table:table-cell office:value-type="string">
            <text:p>RONAI SAVEGNAGO RIBEIR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3:22</dc:date>
    <meta:document-statistic meta:table-count="1" meta:cell-count="52" meta:object-count="0"/>
    <meta:generator>OpenOffice.org/3.4.1$Unix OpenOffice.org_project/341m1$Build-9593</meta:generator>
  </office:meta>
</office:document-meta>
</file>